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 style:list-style-name="L2">
      <style:text-properties fo:language="pl" fo:country="PL"/>
    </style:style>
    <style:style style:name="P3" style:family="paragraph" style:parent-style-name="Standard" style:list-style-name="L3">
      <style:text-properties fo:language="pl" fo:country="PL"/>
    </style:style>
    <style:style style:name="P4" style:family="paragraph" style:parent-style-name="Standard" style:list-style-name="L4">
      <style:text-properties fo:language="pl" fo:country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<text:tab/>Symulacja</text:h>
      <text:p text:style-name="P1">Celem symulacji jest dostarczenie centralnej jednostki logicznej do obsługi gry. Funkcjonalności zapewniane przez symulację:</text:p>
      <text:p text:style-name="P1"/>
      <text:list xml:id="list8570179892289787362" text:style-name="L2">
        <text:list-item>
          <text:p text:style-name="P2">Wczytywanie mapy i przeszkód z pliku</text:p>
        </text:list-item>
        <text:list-item>
          <text:p text:style-name="P2">Sterowanie czołgami</text:p>
        </text:list-item>
        <text:list-item>
          <text:p text:style-name="P2">Ograniczenie obszaru widzenia każdego czołgu</text:p>
        </text:list-item>
      </text:list>
      <text:list xml:id="list5735113841908175536" text:style-name="L3">
        <text:list-header>
          <text:p text:style-name="P3"/>
        </text:list-header>
      </text:list>
      <text:p text:style-name="P1"/>
      <text:h text:style-name="Heading_20_2" text:outline-level="2">1: Wczytywanie mapy i przeszkód z plików</text:h>
      <text:p text:style-name="P1"/>
      <text:p text:style-name="P1">Gra toczy się na mapie zapisanej jako plik graficzny. Symulacja umożliwia łatwą zmianę mapy gry przez zmianę jednego pliku.</text:p>
      <text:p text:style-name="P1">Fizyczne przeszkody umieszczone na podłodze widziane są przez kamerę i przekazywane do symulacji na początku rozgrywki. Na podstawie informacji na temat przeszkód dopierane są trasy czołgów i ograniczane jest pole widzenia</text:p>
      <text:p text:style-name="P1"/>
      <text:h text:style-name="Heading_20_2" text:outline-level="2">2: Sterowanie czołgami</text:h>
      <text:p text:style-name="P1"/>
      <text:p text:style-name="P1">Symulacja umożliwia indywidualne sterowanie każdym czołgiem. Wszystkie czołgi mogą wykonać następujące czynności:</text:p>
      <text:list xml:id="list7336734087549069874" text:style-name="L4">
        <text:list-item>
          <text:p text:style-name="P4">Poruszanie się: czołg może jechać w przód, do tyłu oraz obracać się w lewo lub w prawo. Obrót i jazda ograniczone są przez przeszkody wczytane na początku rozgrywki</text:p>
        </text:list-item>
        <text:list-item>
          <text:p text:style-name="P4">Sterowanie działem: każdy czołg może poruszać wieżyczką w lewo i prawo w ograniczonym zakresie oraz zmieniać pochylenie wieżyczki</text:p>
        </text:list-item>
        <text:list-item>
          <text:p text:style-name="P4">Strzał: zasięg strzału zależy od obrotu czołgu, obrotu i pochylenia wieżyczki oraz siły i kierunku wiatru.</text:p>
        </text:list-item>
        <text:list-item>
          <text:p text:style-name="P4">Jazda w określony punkt na mapie: czołg po otrzymaniu pozycji punktu dobiera ścieżkę dojazdu do tego punktu omijając przeszkody</text:p>
        </text:list-item>
      </text:list>
      <text:p text:style-name="P1">Całe sterowanie zaprojektowane jest w taki sposób aby uniemożliwić oszukiwanie</text:p>
      <text:p text:style-name="P1"/>
      <text:h text:style-name="Heading_20_2" text:outline-level="2">3: Ograniczane obszaru widzenia każdego czołgu</text:h>
      <text:p text:style-name="P1"/>
      <text:p text:style-name="P1">Każdy czołg może widzieć tylko przeciwników znajdujących się przed nim oraz niezasłanianych przez żadne przeszkody. Wszystkie decyzje dotyczące sterowania czołgiem podejmowane są na podstawie widzianych przeciwników i znanego, niezmiennego układu przeszkód. Gracz nie ma możliwości wpływu na listę widzianych przeciwnik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9S</meta:editing-duration>
    <meta:editing-cycles>6</meta:editing-cycles>
    <meta:generator>OpenOffice/4.1.3$Win32 OpenOffice.org_project/413m1$Build-9783</meta:generator>
    <dc:date>2017-11-26T19:18:33.43</dc:date>
    <meta:document-statistic meta:table-count="0" meta:image-count="0" meta:object-count="0" meta:page-count="1" meta:paragraph-count="17" meta:word-count="244" meta:character-count="1735"/>
    <meta:user-defined meta:name="Info 1"/>
    <meta:user-defined meta:name="Info 2"/>
    <meta:user-defined meta:name="Info 3"/>
    <meta:user-defined meta:name="Info 4"/>
  </office:meta>
</office:document-meta>
</file>